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3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3</text:p>
          </table:table-cell>
          <table:table-cell table:style-name="ce44" table:number-columns-repeated="2"/>
          <table:table-cell table:style-name="ce44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66</text:p>
          </table:table-cell>
          <table:table-cell table:style-name="ce43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4" office:value-type="string">
            <office:annotation draw:style-name="gr1" draw:text-style-name="P1" svg:width="2.899cm" svg:height="0.991cm" svg:x="28.306cm" svg:y="10.43cm" draw:caption-point-x="-0.576cm" draw:caption-point-y="1.64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44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4">04/11/2024</text:date>, <text:time>00:4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50M18S</meta:editing-duration>
    <meta:editing-cycles>1270</meta:editing-cycles>
    <meta:generator>OpenOffice/4.1.15$Win32 OpenOffice.org_project/4115m2$Build-9813</meta:generator>
    <dc:date>2024-11-04T00:41:31.85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